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f11c4" officeooo:paragraph-rsid="000f11c4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0d6d7e" officeooo:paragraph-rsid="000d6d7e"/>
    </style:style>
    <style:style style:name="P4" style:family="paragraph" style:parent-style-name="Standard">
      <style:text-properties officeooo:rsid="000d6d7e" officeooo:paragraph-rsid="000fa08b"/>
    </style:style>
    <style:style style:name="P5" style:family="paragraph" style:parent-style-name="Standard">
      <style:text-properties officeooo:rsid="000f11c4" officeooo:paragraph-rsid="000f11c4"/>
    </style:style>
    <style:style style:name="P6" style:family="paragraph" style:parent-style-name="Heading_20_3">
      <style:text-properties fo:color="#5983b0"/>
    </style:style>
    <style:style style:name="P7" style:family="paragraph" style:parent-style-name="Preformatted_20_Text">
      <style:paragraph-properties fo:padding="0.0201in" fo:border="0.06pt solid #ffa6a6" style:shadow="#ffd7d7 0.0693in 0.0693in"/>
    </style:style>
    <style:style style:name="P8" style:family="paragraph" style:parent-style-name="Preformatted_20_Text">
      <style:paragraph-properties fo:padding="0.0201in" fo:border="0.06pt solid #ffa6a6" style:shadow="#ffd7d7 0.0693in 0.0693in"/>
      <style:text-properties officeooo:paragraph-rsid="000d6d7e"/>
    </style:style>
    <style:style style:name="P9" style:family="paragraph" style:parent-style-name="Preformatted_20_Text">
      <style:text-properties officeooo:paragraph-rsid="0015414c"/>
    </style:style>
    <style:style style:name="P10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11" style:family="paragraph" style:parent-style-name="Standard">
      <style:text-properties officeooo:rsid="000d6d7e" officeooo:paragraph-rsid="000d6d7e"/>
    </style:style>
    <style:style style:name="P12" style:family="paragraph" style:parent-style-name="Standard">
      <style:text-properties officeooo:rsid="00141166" officeooo:paragraph-rsid="00141166"/>
    </style:style>
    <style:style style:name="P13" style:family="paragraph" style:parent-style-name="Standard">
      <style:text-properties officeooo:rsid="0015414c" officeooo:paragraph-rsid="0015414c"/>
    </style:style>
    <style:style style:name="P14" style:family="paragraph" style:parent-style-name="Standard">
      <style:text-properties officeooo:rsid="000f11c4" officeooo:paragraph-rsid="000f11c4"/>
    </style:style>
    <style:style style:name="P15" style:family="paragraph" style:parent-style-name="Standard">
      <style:paragraph-properties fo:padding="0.0201in" fo:border="0.06pt solid #ffa6a6" style:shadow="#ffd7d7 0.0693in 0.0693in"/>
      <style:text-properties officeooo:rsid="000d6d7e" officeooo:paragraph-rsid="000d6d7e"/>
    </style:style>
    <style:style style:name="P16" style:family="paragraph" style:parent-style-name="Standard">
      <style:paragraph-properties fo:padding="0.0201in" fo:border="0.06pt solid #ffa6a6" style:shadow="#ffd7d7 0.0693in 0.0693in"/>
      <style:text-properties officeooo:rsid="000f11c4" officeooo:paragraph-rsid="000f11c4"/>
    </style:style>
    <style:style style:name="T1" style:family="text">
      <style:text-properties officeooo:rsid="000d6d7e"/>
    </style:style>
    <style:style style:name="T2" style:family="text">
      <style:text-properties officeooo:rsid="00121233"/>
    </style:style>
    <style:style style:name="T3" style:family="text">
      <style:text-properties officeooo:rsid="0013e4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1166" style:font-weight-asian="bold" style:font-weight-complex="bold"/>
    </style:style>
    <style:style style:name="T6" style:family="text">
      <style:text-properties officeooo:rsid="0015414c"/>
    </style:style>
    <style:style style:name="T7" style:family="text">
      <style:text-properties style:font-name="Liberation Serif" fo:font-size="12pt" officeooo:rsid="0015414c" style:font-size-asian="12pt" style:font-size-complex="12pt"/>
    </style:style>
    <style:style style:name="T8" style:family="text">
      <style:text-properties fo:color="#ff0000"/>
    </style:style>
    <style:style style:name="T9" style:family="text">
      <style:text-properties officeooo:rsid="0015c8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Day 28 – structs</text:h>
      <text:p text:style-name="P3"/>
      <text:p text:style-name="P3"><text:span text:style-name="T4">Objects that we like to think of together </text:span><text:span text:style-name="T5">or as a group</text:span><text:span text:style-name="T4">:</text:span> <text:s/></text:p>
      <text:p text:style-name="P4">mid info – first name, last name, alpha number</text:p>
      <text:p text:style-name="P4">shape – area, perimeter, side lengths</text:p>
      <text:p text:style-name="P3">points in space - (x, y)</text:p>
      <text:p text:style-name="P3">arrays – pointer and length</text:p>
      <text:p text:style-name="P3">matrices – pointer and dimensions</text:p>
      <text:p text:style-name="P3">team_stats <text:s/>- <text:s/>name, losses, wins, ties</text:p>
      <text:p text:style-name="P3"/>
      <text:p text:style-name="P12">When you want to group things together into a “type”, you can use a <text:span text:style-name="T8">struct</text:span></text:p>
      <text:p text:style-name="P12"/>
      <text:p text:style-name="P12">Example: point A = (x,y)</text:p>
      <text:p text:style-name="P12"/>
      <text:p text:style-name="P15">struct point {</text:p>
      <text:p text:style-name="P15"><text:s text:c="4"/>double x, y;</text:p>
      <text:p text:style-name="P15">};</text:p>
      <text:p text:style-name="P15"/>
      <text:p text:style-name="P8"><text:bookmark text:name="cb1-1"/><text:span text:style-name="Source_20_Text"><text:span text:style-name="T1">int main()</text:span></text:span><text:bookmark text:name="cb1-2"/><text:span text:style-name="Source_20_Text"><text:span text:style-name="T1"> </text:span></text:span><text:span text:style-name="Source_20_Text">{</text:span></text:p>
      <text:p text:style-name="P7"><text:bookmark text:name="cb1-3"/><text:span text:style-name="Source_20_Text"><text:s text:c="2"/>// Creates an object P of type point</text:span></text:p>
      <text:p text:style-name="P7"><text:bookmark text:name="cb1-4"/><text:span text:style-name="Source_20_Text"><text:s text:c="2"/>point P;</text:span></text:p>
      <text:p text:style-name="P7"><text:bookmark text:name="cb1-5"/></text:p>
      <text:p text:style-name="P7"><text:bookmark text:name="cb1-6"/><text:span text:style-name="Source_20_Text"><text:s text:c="2"/>// Reads &amp; stores coordinate values</text:span></text:p>
      <text:p text:style-name="P7"><text:bookmark text:name="cb1-7"/><text:span text:style-name="Source_20_Text"><text:s text:c="2"/>cout &lt;&lt; "Enter x-coord: ";</text:span></text:p>
      <text:p text:style-name="P7"><text:bookmark text:name="cb1-8"/><text:span text:style-name="Source_20_Text"><text:s text:c="2"/>cin &gt;&gt; P.x;</text:span></text:p>
      <text:p text:style-name="P7"><text:bookmark text:name="cb1-9"/><text:span text:style-name="Source_20_Text"><text:s text:c="2"/>cout &lt;&lt; "Enter y-coord: ";</text:span></text:p>
      <text:p text:style-name="P7"><text:bookmark text:name="cb1-10"/><text:span text:style-name="Source_20_Text"><text:s text:c="2"/>cin &gt;&gt; P.y;</text:span></text:p>
      <text:p text:style-name="P7"><text:bookmark text:name="cb1-11"/></text:p>
      <text:p text:style-name="P7"><text:bookmark text:name="cb1-12"/><text:span text:style-name="Source_20_Text"><text:s text:c="2"/>// Writes out point P</text:span></text:p>
      <text:p text:style-name="P7"><text:bookmark text:name="cb1-13"/><text:span text:style-name="Source_20_Text"><text:s text:c="2"/>cout &lt;&lt; "Point is (" &lt;&lt; P.x</text:span></text:p>
      <text:p text:style-name="P7"><text:bookmark text:name="cb1-14"/><text:span text:style-name="Source_20_Text"><text:s text:c="7"/>&lt;&lt; ',' &lt;&lt; P.y &lt;&lt; ")" &lt;&lt; endl;</text:span></text:p>
      <text:p text:style-name="P7"><text:bookmark text:name="cb1-15"/></text:p>
      <text:p text:style-name="P7"><text:bookmark text:name="cb1-16"/><text:span text:style-name="Source_20_Text"><text:s text:c="2"/>return 0;</text:span></text:p>
      <text:p text:style-name="P10"><text:bookmark text:name="cb1-17"/><text:span text:style-name="Source_20_Text">}</text:span></text:p>
      <text:p text:style-name="P9"><text:span text:style-name="Source_20_Text"><text:span text:style-name="T7">Creating a function with structs:</text:span></text:span></text:p>
      <text:p text:style-name="P9"><text:span text:style-name="Source_20_Text"><text:span text:style-name="T7"/></text:span></text:p>
      <text:p text:style-name="P8"><text:bookmark text:name="cb2-1"/><text:span text:style-name="Source_20_Text"><text:span text:style-name="T1">point midpoint(point a, point b)</text:span></text:span><text:bookmark text:name="cb2-2"/><text:span text:style-name="Source_20_Text"><text:span text:style-name="T1"> </text:span></text:span><text:span text:style-name="Source_20_Text">{</text:span></text:p>
      <text:p text:style-name="P7"><text:bookmark text:name="cb2-3"/><text:span text:style-name="Source_20_Text"><text:s text:c="2"/>point m;</text:span></text:p>
      <text:p text:style-name="P7"><text:bookmark text:name="cb2-4"/><text:span text:style-name="Source_20_Text"><text:s text:c="2"/>m.x = (a.x + b.x)/2;</text:span></text:p>
      <text:p text:style-name="P7"><text:bookmark text:name="cb2-5"/><text:span text:style-name="Source_20_Text"><text:s text:c="2"/>m.y = (a.y + b.y)/2;</text:span></text:p>
      <text:p text:style-name="P7"><text:bookmark text:name="cb2-6"/><text:span text:style-name="Source_20_Text"><text:s text:c="2"/>return m;</text:span></text:p>
      <text:p text:style-name="P10"><text:bookmark text:name="cb2-7"/><text:span text:style-name="Source_20_Text">};</text:span></text:p>
      <text:p text:style-name="P3"/>
      <text:p text:style-name="P3">???? <text:span text:style-name="T2">does it actually push all of the struct values on the stack </text:span><text:span text:style-name="T3">when returning</text:span><text:span text:style-name="T2">?</text:span></text:p>
      <text:p text:style-name="P3"/>
      <text:p text:style-name="P3"/>
      <text:p text:style-name="P3"/>
      <text:p text:style-name="P3"/>
      <text:p text:style-name="P13"><text:soft-page-break/>Ex: Mid Info – combining different types within a struct</text:p>
      <text:p text:style-name="P15">struct mid_info {</text:p>
      <text:p text:style-name="P15"><text:s text:c="4"/>string first, last;</text:p>
      <text:p text:style-name="P15"><text:s text:c="4"/>int alpha;</text:p>
      <text:p text:style-name="P15">};</text:p>
      <text:p text:style-name="P3"/>
      <text:p text:style-name="P13">Ex: Matrix pointer and related information</text:p>
      <text:p text:style-name="P16">struct matrix {</text:p>
      <text:p text:style-name="P16"><text:s text:c="4"/>double ** M;</text:p>
      <text:p text:style-name="P16"><text:s text:c="4"/>int rows, cols;</text:p>
      <text:p text:style-name="P16">};</text:p>
      <text:p text:style-name="P5"/>
      <text:p text:style-name="P5"/>
      <text:p text:style-name="P13">Problem:</text:p>
      <text:p text:style-name="P13">1. Create a struct point as we did before.</text:p>
      <text:p text:style-name="P13"/>
      <text:p text:style-name="P13"/>
      <text:p text:style-name="P13"/>
      <text:p text:style-name="P1"><text:span text:style-name="T6">2. </text:span>Write a <text:span text:style-name="T6">function</text:span> that reads in three points describing the vertices of a triangle <text:span text:style-name="T9">and prints</text:span> the <text:span text:style-name="T9">original vertices given and the </text:span><text:span text:style-name="Emphasis">midpoint triangle</text:span> they define, i.e. the triangle whose vertices are the three midpoints of the previous triangle. A typical run of your program should look like:</text:p>
      <text:p text:style-name="Preformatted_20_Text"><text:span text:style-name="Source_20_Text">Enter</text:span><text:span text:style-name="Source_20_Text"><text:span text:style-name="T9">ed</text:span></text:span><text:span text:style-name="Source_20_Text"> triangle vertices: (0,0) (0,1) (1,0)</text:span></text:p>
      <text:p text:style-name="P2"><text:span text:style-name="Source_20_Text">Midpoint triangle vert</text:span><text:span text:style-name="Source_20_Text"><text:span text:style-name="T9">ice</text:span></text:span><text:span text:style-name="Source_20_Text">s: (0,0.5)(0.5,0.5)(0.5,0)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21:04:14.973896935</meta:creation-date>
    <dc:date>2022-11-08T16:11:13.189911176</dc:date>
    <meta:editing-duration>PT31M3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277" meta:character-count="1547" meta:non-whitespace-character-count="1254"/>
  </office:meta>
</office:document-meta>
</file>